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d33c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d33c9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d33c9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d33c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d028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0.5pt" style:font-name="Arial" style:font-size-asian="10.5pt" style:font-size-complex="10.5pt"/>
    </style:style>
    <style:style style:family="text" style:name="T17">
      <style:text-properties fo:font-size="10.5pt" officeooo:rsid="0022109e" style:font-name="Arial" style:font-size-asian="10.5pt" style:font-size-complex="10.5pt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S</text:span><text:span text:style-name="T17">PW - </text:span><text:span text:style-name="T16">Département des Permis et Autorisations - Direction de </text:span><text:s/>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'affichage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Technique</text:span>,</text:p>
      <text:p text:style-name="P3"/>
      <text:p text:style-name="P4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3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d33c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d33c9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d33c9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d33c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d028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0.5pt" style:font-name="Arial" style:font-size-asian="10.5pt" style:font-size-complex="10.5pt"/>
    </style:style>
    <style:style style:family="text" style:name="T17">
      <style:text-properties fo:font-size="10.5pt" officeooo:rsid="0022109e" style:font-name="Arial" style:font-size-asian="10.5pt" style:font-size-complex="10.5pt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S</text:span><text:span text:style-name="T17">PW - </text:span><text:span text:style-name="T16">Département des Permis et Autorisations - Direction de </text:span><text:s/>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'affichage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Technique</text:span>,</text:p>
      <text:p text:style-name="P3"/>
      <text:p text:style-name="P4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3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d33c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d33c9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d33c9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d33c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d028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0.5pt" style:font-name="Arial" style:font-size-asian="10.5pt" style:font-size-complex="10.5pt"/>
    </style:style>
    <style:style style:family="text" style:name="T17">
      <style:text-properties fo:font-size="10.5pt" officeooo:rsid="0022109e" style:font-name="Arial" style:font-size-asian="10.5pt" style:font-size-complex="10.5pt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S</text:span><text:span text:style-name="T17">PW - </text:span><text:span text:style-name="T16">Département des Permis et Autorisations - Direction de </text:span><text:s/>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'affichage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Technique</text:span>,</text:p>
      <text:p text:style-name="P3"/>
      <text:p text:style-name="P4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3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d33c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d33c9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d33c9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33c9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d33c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officeooo:rsid="003d028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0.5pt" style:font-name="Arial" style:font-size-asian="10.5pt" style:font-size-complex="10.5pt"/>
    </style:style>
    <style:style style:family="text" style:name="T17">
      <style:text-properties fo:font-size="10.5pt" officeooo:rsid="0022109e" style:font-name="Arial" style:font-size-asian="10.5pt" style:font-size-complex="10.5pt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S</text:span><text:span text:style-name="T17">PW - </text:span><text:span text:style-name="T16">Département des Permis et Autorisations - Direction de </text:span><text:s/>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'affichage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2">Monsieur le Fonctionnaire Technique</text:span>,</text:p>
      <text:p text:style-name="P3"/>
      <text:p text:style-name="P4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3">de l'annexe 26, affichage de l'enquête publique, réalisée dans le cadre du projet rep</text:span>ris sous rubrique.</text:p>
      <text:p text:style-name="P5"/>
      <text:p text:style-name="P4">Nous vous en souhaitons bonne réception et nous vous prions d'agréer, <text:span text:style-name="T10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13.333321153</dc:date>
    <dc:language>fr-FR</dc:language>
    <meta:editing-cycles>121</meta:editing-cycles>
    <meta:editing-duration>P1DT10H21M3S</meta:editing-duration>
    <meta:document-statistic meta:table-count="1" meta:image-count="0" meta:object-count="0" meta:page-count="1" meta:paragraph-count="15" meta:word-count="129" meta:character-count="977" meta:non-whitespace-character-count="880"/>
    <meta:user-defined meta:name="Info 1"/>
    <meta:user-defined meta:name="Info 2"/>
    <meta:user-defined meta:name="Info 3"/>
    <meta:user-defined meta:name="Info 4"/>
  </office:meta>
</office:document-meta>
</file>